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Product Sans" svg:font-family="Product Sans" style:font-family-generic="swiss" style:font-pitch="variable" svg:panose-1="2 11 4 3 3 5 2 4 2 3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Product Sans" fo:font-weight="bold" style:font-weight-asian="bold" style:font-weight-complex="bold" fo:color="#2A2A2A" fo:font-size="72pt" style:font-size-asian="72pt" style:font-size-complex="72pt" fo:background-color="#FFFFFF"/>
    </style:style>
    <style:style style:name="T3" style:parent-style-name="Fuentedepárrafopredeter." style:family="text">
      <style:text-properties style:font-name="Product Sans" fo:font-weight="bold" style:font-weight-asian="bold" style:font-weight-complex="bold" fo:color="#2A2A2A" fo:font-size="72pt" style:font-size-asian="72pt" style:font-size-complex="72pt" fo:background-color="#FFFFFF"/>
    </style:style>
    <style:style style:name="P4" style:parent-style-name="Standard" style:family="paragraph">
      <style:paragraph-properties fo:text-align="center"/>
      <style:text-properties style:font-name="Product Sans" fo:font-weight="bold" style:font-weight-asian="bold" style:font-weight-complex="bold" fo:color="#808080" fo:font-size="26pt" style:font-size-asian="26pt" style:font-size-complex="23pt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Product Sans" fo:font-weight="bold" style:font-weight-asian="bold" style:font-weight-complex="bold" fo:color="#808080" fo:font-size="26pt" style:font-size-asian="26pt" style:font-size-complex="23pt"/>
    </style:style>
    <style:style style:name="T7" style:parent-style-name="Fuentedepárrafopredeter." style:family="text">
      <style:text-properties style:font-name="Product Sans" fo:font-weight="bold" style:font-weight-asian="bold" style:font-weight-complex="bold" fo:color="#808080" fo:font-size="26pt" style:font-size-asian="26pt" style:font-size-complex="23pt"/>
    </style:style>
    <style:style style:name="T8" style:parent-style-name="Fuentedepárrafopredeter." style:family="text">
      <style:text-properties style:font-name="Product Sans" fo:font-weight="bold" style:font-weight-asian="bold" style:font-weight-complex="bold" fo:font-size="18pt" style:font-size-asian="18pt" style:font-size-complex="15pt"/>
    </style:style>
    <style:style style:name="T9" style:parent-style-name="Fuentedepárrafopredeter." style:family="text">
      <style:text-properties style:font-name="Product Sans"/>
    </style:style>
    <style:style style:name="P10" style:parent-style-name="Standard" style:family="paragraph">
      <style:paragraph-properties fo:text-align="center"/>
      <style:text-properties style:font-name="Product Sans"/>
    </style:style>
    <style:style style:name="P11" style:parent-style-name="Standard" style:family="paragraph">
      <style:paragraph-properties fo:text-align="center"/>
      <style:text-properties style:font-name="Product Sans"/>
    </style:style>
    <style:style style:name="P12" style:parent-style-name="Standard" style:family="paragraph">
      <style:paragraph-properties fo:text-align="center"/>
      <style:text-properties style:font-name="Product Sans"/>
    </style:style>
    <style:style style:name="P13" style:parent-style-name="Standard" style:family="paragraph">
      <style:paragraph-properties fo:text-align="center"/>
      <style:text-properties style:font-name="Product Sans"/>
    </style:style>
    <style:style style:name="P14" style:parent-style-name="Standard" style:family="paragraph">
      <style:paragraph-properties fo:text-align="center"/>
      <style:text-properties style:font-name="Product Sans"/>
    </style:style>
    <style:style style:name="P15" style:parent-style-name="Standard" style:family="paragraph">
      <style:paragraph-properties fo:text-align="center"/>
      <style:text-properties style:font-name="Product Sans"/>
    </style:style>
    <style:style style:name="P16" style:parent-style-name="Standard" style:family="paragraph">
      <style:paragraph-properties fo:text-align="center"/>
      <style:text-properties style:font-name="Product Sans"/>
    </style:style>
    <style:style style:name="P17" style:parent-style-name="Standard" style:list-style-name="LFO1" style:family="paragraph">
      <style:text-properties style:font-name="Product Sans"/>
    </style:style>
    <style:style style:name="P18" style:parent-style-name="Standard" style:list-style-name="LFO1" style:family="paragraph">
      <style:text-properties style:font-name="Product Sans"/>
    </style:style>
    <style:style style:name="P19" style:parent-style-name="Standard" style:list-style-name="LFO1" style:family="paragraph">
      <style:text-properties style:font-name="Product Sans"/>
    </style:style>
    <style:style style:name="P20" style:parent-style-name="Standard" style:list-style-name="LFO1" style:family="paragraph">
      <style:text-properties style:font-name="Product Sans"/>
    </style:style>
    <style:style style:name="P21" style:parent-style-name="Standard" style:list-style-name="LFO1" style:family="paragraph">
      <style:text-properties style:font-name="Product Sans"/>
    </style:style>
    <style:style style:name="P22" style:parent-style-name="Standard" style:list-style-name="LFO1" style:family="paragraph">
      <style:text-properties style:font-name="Product Sans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paragraph-properties fo:text-align="center"/>
      <style:text-properties style:font-name="Arial Black" fo:font-size="20pt" style:font-size-asian="20pt" style:font-size-complex="20pt"/>
    </style:style>
    <style:style style:name="P56" style:parent-style-name="Standard" style:family="paragraph">
      <style:paragraph-properties fo:text-align="center"/>
      <style:text-properties style:font-name="Arial Black" fo:font-size="20pt" style:font-size-asian="20pt" style:font-size-complex="20pt"/>
    </style:style>
    <style:style style:name="P57" style:parent-style-name="Standard" style:list-style-name="LFO2" style:family="paragraph">
      <style:text-properties style:font-name="Arial" fo:font-size="20pt" style:font-size-asian="20pt" style:font-size-complex="20pt"/>
    </style:style>
    <style:style style:name="P58" style:parent-style-name="Standard" style:list-style-name="LFO2" style:family="paragraph"/>
    <style:style style:name="T59" style:parent-style-name="Fuentedepárrafopredeter." style:family="text">
      <style:text-properties style:font-name="Arial" fo:font-size="20pt" style:font-size-asian="20pt" style:font-size-complex="20pt"/>
    </style:style>
  </office:automatic-styles>
  <office:body>
    <office:text text:use-soft-page-breaks="true">
      <text:p text:style-name="P1"><text:span text:style-name="T2">G</text:span><text:span text:style-name="T3">oogle</text:span></text:p>
      <text:p text:style-name="P4"/>
      <text:p text:style-name="P5"><text:span text:style-name="T6">ACTIVIDAD 1 MANUEL CONTRERAS Y KARIM</text:span><text:span text:style-name="T7"><text:s text:c="83"/></text:span><text:span text:style-name="T8"><text:s/></text:span><text:span text:style-name="T9">1: Define los siguientes conceptos:</text:span></text:p>
      <text:p text:style-name="P10">Programa informático, lenguaje de<text:s/><text:s text:c="166"/>programación, algoritmo.</text:p>
      <text:p text:style-name="P11">Programa informático: Conjunto de funciones unificados dentro de un solo programa.</text:p>
      <text:p text:style-name="P12">Lenguaje informático: Es lo que traduce de un código entendible a un código de<text:s/>ensamblador.</text:p>
      <text:p text:style-name="P13">Algoritmo:<text:s/>Es hacer una acción haciendo poco a poco cada paso.</text:p>
      <text:p text:style-name="P14">2:<text:s/>Escribe un algoritmo con los pasos para calentar</text:p>
      <text:p text:style-name="P15">un vaso de leche con cacao en el<text:s/>microondas.</text:p>
      <text:p text:style-name="P16"/>
      <text:list text:style-name="LFO1" text:continue-numbering="true">
        <text:list-item>
          <text:p text:style-name="P17">Coger el vaso de leche</text:p>
        </text:list-item>
        <text:list-item>
          <text:p text:style-name="P18">Echar leche en un vaso</text:p>
        </text:list-item>
        <text:list-item>
          <text:p text:style-name="P19">Meterlo en el microondas y calentarlo</text:p>
        </text:list-item>
        <text:list-item>
          <text:p text:style-name="P20">Sacarlo del microondas y echarle el cacao</text:p>
        </text:list-item>
        <text:list-item>
          <text:p text:style-name="P21">Echarle azúcar y moverlo</text:p>
        </text:list-item>
        <text:list-item>
          <text:p text:style-name="P22">Y a disfrutar.</text:p>
        </text:list-item>
      </text:list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ACTIVIDADES 2</text:p>
      <text:p text:style-name="P56"/>
      <text:list text:style-name="LFO2" text:continue-numbering="true">
        <text:list-item>
          <text:p text:style-name="P57">1: ¿Qué es un<text:s/>diagrama de flujo y para que sirve?</text:p>
        </text:list-item>
        <text:list-item>
          <text:p text:style-name="P58"><text:span text:style-name="T59">Un diagrama de flujo es la forma de diseñar los algoritmos de forma visua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Product Sans" svg:font-family="Product Sans" style:font-family-generic="swiss" style:font-pitch="variable" svg:panose-1="2 11 4 3 3 5 2 4 2 3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rim Khattabi</dc:creator>
    <meta:creation-date>2023-09-27T14:14:00Z</meta:creation-date>
    <dc:date>2023-09-29T22:48:00Z</dc:date>
    <meta:template xlink:href="Normal.dotm" xlink:type="simple"/>
    <meta:editing-cycles>7</meta:editing-cycles>
    <meta:editing-duration>PT97560S</meta:editing-duration>
    <meta:document-statistic meta:page-count="2" meta:paragraph-count="2" meta:word-count="163" meta:character-count="1062" meta:row-count="7" meta:non-whitespace-character-count="901"/>
  </office:meta>
</office:document-meta>
</file>